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571in" fo:break-before="auto" style:use-optimal-row-height="true"/>
    </style:style>
    <style:style style:name="ro7" style:family="table-row">
      <style:table-row-properties style:row-height="0.6563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5835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7083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49">
      <style:table-cell-properties style:text-align-source="fix" style:repeat-content="false" fo:background-color="transparent" style:vertical-align="top"/>
      <style:paragraph-properties fo:text-align="center"/>
    </style:style>
    <style:style style:name="ce3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1" style:family="table-cell" style:parent-style-name="Default" style:data-style-name="N49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3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number-columns-repeated="1002" table:default-cell-style-name="ce2"/>
        <table:table-column table:style-name="co8" table:default-cell-style-name="ce2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2.7.3</text:p>
          </table:table-cell>
          <table:table-cell table:style-name="ce5"/>
          <table:table-cell table:style-name="ce3"/>
          <table:table-cell table:style-name="ce16"/>
          <table:table-cell table:number-columns-repeated="3" office:value-type="string" calcext:value-type="string">
            <text:p>PD</text:p>
          </table:table-cell>
          <table:table-cell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table:number-columns-repeated="1003"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2"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3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/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4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3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table:number-columns-repeated="3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2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5-03</text:p>
          </table:table-cell>
          <table:table-cell office:value-type="string" calcext:value-type="string">
            <text:p>osdp_CRAUTH (extd key)</text:p>
          </table:table-cell>
          <table:table-cell office:value-type="string" calcext:value-type="string">
            <text:p>2.2.2 style key spe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60-26-02</text:p>
          </table:table-cell>
          <table:table-cell office:value-type="string" calcext:value-type="string">
            <text:p>Filetransfer file type not opaque</text:p>
          </table:table-cell>
          <table:table-cell office:value-type="string" calcext:value-type="string">
            <text:p>provide filetype other than (opaque)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8">
          <table:table-cell table:number-columns-repeated="6"/>
          <table:table-cell table:style-name="ce16" table:number-columns-repeated="2"/>
          <table:table-cell/>
          <table:table-cell table:style-name="ce16" table:number-columns-repeated="6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3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3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e output capability 2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DEPRECATED</text:p>
          </table:table-cell>
          <table:table-cell/>
          <table:table-cell table:number-columns-repeated="3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heck to see full character set coverage, for CRC-16 mode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rofile testing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3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3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table:number-columns-repeated="3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3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11" office:value-type="string" calcext:value-type="string">
            <text:p>070-10-05</text:p>
          </table:table-cell>
          <table:table-cell office:value-type="string" calcext:value-type="string">
            <text:p>128 bit raw</text:p>
          </table:table-cell>
          <table:table-cell office:value-type="string" calcext:value-type="string">
            <text:p>FASC-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11" office:value-type="date" office:date-value="0070-10-05" calcext:value-type="date">
            <text:p>0070-10-07</text:p>
          </table:table-cell>
          <table:table-cell office:value-type="string" calcext:value-type="string">
            <text:p>64 bit raw</text:p>
          </table:table-cell>
          <table:table-cell office:value-type="string" calcext:value-type="string">
            <text:p>CSN, PKOC, etc.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3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number-columns-repeated="1003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3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3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3" office:value-type="string" calcext:value-type="string">
            <text:p>ACU Only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3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1003"/>
        </table:table-row>
        <table:table-row table:style-name="ro8" table:number-rows-repeated="3">
          <table:table-cell table:number-columns-repeated="1018"/>
        </table:table-row>
        <table:table-row table:style-name="ro8" table:number-rows-repeated="5">
          <table:table-cell table:style-name="Default" table:number-columns-repeated="1018"/>
        </table:table-row>
        <table:table-row table:style-name="ro8" table:number-rows-repeated="1048406">
          <table:table-cell table:number-columns-repeated="1018"/>
        </table:table-row>
        <table:table-row table:style-name="ro8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creation-date>2020-04-25T21:59:53Z</meta:creation-date>
    <dc:date>2025-12-09T08:40:47.601364740</dc:date>
    <meta:print-date>2022-12-14T16:40:49Z</meta:print-date>
    <meta:editing-cycles>208</meta:editing-cycles>
    <meta:editing-duration>PT16H31M38S</meta:editing-duration>
    <meta:document-statistic meta:table-count="1" meta:cell-count="2206" meta:object-count="0"/>
  </office:meta>
</office:document-meta>
</file>